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15A0058</text:p>
          </table:table-cell>
          <table:table-cell office:value-type="string" calcext:value-type="string">
            <text:p>2021-05-05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A005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A005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A005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A005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A0058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A0058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A0058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A0058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A0058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A0058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A0058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A0058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A0058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A0058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A0058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A0058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A0058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